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language="en" fo:country="GB"/>
    </style:style>
    <style:style style:name="P5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6" style:parent-style-name="Normal" style:family="paragraph">
      <style:paragraph-properties style:text-autospace="none" fo:margin-bottom="0in"/>
      <style:text-properties fo:language="en" fo:country="GB"/>
    </style:style>
    <style:style style:name="P7" style:parent-style-name="Normal" style:family="paragraph">
      <style:paragraph-properties style:text-autospace="none" fo:margin-bottom="0in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12<text:s/>-&gt; (2.4)</text:p>
      <text:p text:style-name="P2">Explain the<text:s/>statistics of coefficients under random projections used in content fingerprinting. Properties.</text:p>
      <text:p text:style-name="P3"/>
      <text:p text:style-name="P4">C</text:p>
      <text:p text:style-name="P5"/>
      <text:p text:style-name="P6"/>
      <text:p text:style-name="P7"><text:span text:style-name="T8"><draw:frame draw:z-index="251684864" draw:style-name="a0" draw:name="Encre 32" text:anchor-type="paragraph" svg:x="3.28758in" svg:y="0.05307in" svg:width="0.00315in" svg:height="0.00039in" style:rel-width="scale" style:rel-height="scale"><draw:image xlink:href="media/image1.png" xlink:type="simple" xlink:show="embed" xlink:actuate="onLoad"/><svg:title/><svg:desc/></draw:frame></text:span><text:span text:style-name="T9"><draw:frame draw:z-index="251683840" draw:style-name="a1" draw:name="Encre 31" text:anchor-type="paragraph" svg:x="3.41041in" svg:y="0.12039in" svg:width="0.00039in" svg:height="0.0003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1T10:59:00Z</dc:date>
    <meta:template xlink:href="Normal" xlink:type="simple"/>
    <meta:editing-cycles>21</meta:editing-cycles>
    <meta:editing-duration>PT26760S</meta:editing-duration>
    <meta:document-statistic meta:page-count="1" meta:paragraph-count="1" meta:word-count="19" meta:character-count="127" meta:row-count="1" meta:non-whitespace-character-count="109"/>
  </office:meta>
</office:document-meta>
</file>